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640000001C40D0E0831B17699A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bas Neue" svg:font-family="'Bebas Neue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Roboto Condensed" svg:font-family="'Roboto Condensed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Roboto Condensed1" svg:font-family="'Roboto Condensed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12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transparent" fo:padding-left="0.018cm" fo:padding-right="0.018cm" fo:padding-top="0.199cm" fo:padding-bottom="0.199cm" fo:border-left="1pt solid #e7e6e6" fo:border-right="1pt solid #e7e6e6" fo:border-top="1pt solid #e7e6e6" fo:border-bottom="0.75pt solid #e7e6e6">
        <style:background-image/>
      </style:table-cell-properties>
    </style:style>
    <style:style style:name="Tabulka1.A2" style:family="table-cell">
      <style:table-cell-properties fo:background-color="transparent" fo:padding-left="0.018cm" fo:padding-right="0.018cm" fo:padding-top="0.199cm" fo:padding-bottom="0.199cm" fo:border-left="1pt solid #e7e6e6" fo:border-right="1pt solid #e7e6e6" fo:border-top="0.75pt solid #e7e6e6" fo:border-bottom="0.75pt solid #e7e6e6">
        <style:background-image/>
      </style:table-cell-properties>
    </style:style>
    <style:style style:name="Tabulka1.A8" style:family="table-cell">
      <style:table-cell-properties fo:background-color="transparent" fo:padding-left="0.018cm" fo:padding-right="0.018cm" fo:padding-top="0.199cm" fo:padding-bottom="0.199cm" fo:border-left="1pt solid #e7e6e6" fo:border-right="1pt solid #e7e6e6" fo:border-top="0.75pt solid #e7e6e6" fo:border-bottom="1pt solid #e7e6e6">
        <style:background-image/>
      </style:table-cell-properties>
    </style:style>
    <style:style style:name="Tabulka2" style:family="table">
      <style:table-properties style:width="16.002cm" style:rel-width="100%" fo:margin-top="0cm" fo:margin-bottom="0cm" table:align="center" style:may-break-between-rows="false" style:writing-mode="lr-tb"/>
    </style:style>
    <style:style style:name="Tabulka2.A" style:family="table-column">
      <style:table-column-properties style:column-width="8.001cm" style:rel-column-width="32767*"/>
    </style:style>
    <style:style style:name="Tabulka2.1" style:family="table-row">
      <style:table-row-properties style:min-row-height="3.473cm" fo:keep-together="always"/>
    </style:style>
    <style:style style:name="Tabulk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First_20_Page">
      <style:paragraph-properties fo:text-align="end" style:justify-single-word="false" style:page-number="auto"/>
      <style:text-properties style:font-name="Liberation Sans1" style:font-name-complex="Liberation Sans2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5" style:family="paragraph" style:parent-style-name="Header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00"/>
    </style:style>
    <style:style style:name="T3" style:family="text">
      <style:text-properties style:font-name-complex="Roboto Condensed1"/>
    </style:style>
    <style:style style:name="T4" style:family="text">
      <style:text-properties fo:background-color="#ffffff" loext:char-shading-value="0"/>
    </style:style>
    <style:style style:name="T5" style:family="text">
      <style:text-properties style:font-name="Liberation Sans1" style:font-name-complex="Liberation Sans2"/>
    </style:style>
    <style:style style:name="T6" style:family="text">
      <style:text-properties fo:font-size="10pt" style:font-size-asian="10pt" style:font-name-complex="Liberation Sans2"/>
    </style:style>
    <style:style style:name="T7" style:family="text">
      <style:text-properties fo:color="#1155cc" fo:font-size="10pt" style:font-size-asian="10pt" style:font-name-complex="Liberation Sans2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Heading">Zadávací list </text:p>
      <text:p text:style-name="Standard">Smluvní strany uzavírají dohodu za následujících podmínek:</text:p>
      <text:p text:style-name="Standard"/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Standard"><text:span text:style-name="T1">Zadavatel</text:span>:</text:p>
          </table:table-cell>
          <table:table-cell table:style-name="Tabulka1.A1" office:value-type="string">
            <text:p text:style-name="P1"><text:span text:style-name="T1">Česká pirátská strana, </text:span>organizační složka: KS Moravskoslezský kraj<text:span text:style-name="T2"> <text:s text:c="38"/></text:span></text:p>
            <text:p text:style-name="Standard">zastoupena: Pavel Kořízek, funkce: předseda KS MSK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1">Dodavatel</text:span>:</text:p>
          </table:table-cell>
          <table:table-cell table:style-name="Tabulka1.A2" office:value-type="string">
            <text:p text:style-name="Standard">Jméno: Šárka Václavíková</text:p>
            <text:p text:style-name="Standard"><text:bookmark text:name="__DdeLink__1978_1106510073"/>I<text:span text:style-name="T3">Č</text:span>: 01621866 <text:s/>sídelní město: Bruntál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1">Zadané úkoly</text:span>:</text:p>
          </table:table-cell>
          <table:table-cell table:style-name="Tabulka1.A2" office:value-type="string">
            <text:p text:style-name="Standard">Volební koordinátor pro Moravskoslezský kraj</text:p>
            <text:p text:style-name="Standard">Pomoc v přípravě celostátního fóra Pirátů</text:p>
            <text:p text:style-name="Standard">plnění úkolů bude kontrolováno v projektovém systému zadavatele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1">Časový náročnost:</text:span></text:p>
          </table:table-cell>
          <table:table-cell table:style-name="Tabulka1.A2" office:value-type="string">
            <text:p text:style-name="Standard">Odhad: 40 hodin týdně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1">Smluvní typ</text:span>:</text:p>
          </table:table-cell>
          <table:table-cell table:style-name="Tabulka1.A2" office:value-type="string">
            <text:p text:style-name="Standard">Příkazní smlouva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1">Místo plnění</text:span>:</text:p>
          </table:table-cell>
          <table:table-cell table:style-name="Tabulka1.A2" office:value-type="string">
            <text:p text:style-name="Standard">Česká republika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1">Odměna</text:span>:</text:p>
          </table:table-cell>
          <table:table-cell table:style-name="Tabulka1.A2" office:value-type="string">
            <text:p text:style-name="Standard">- paušální odměna: 25 000,-Kč měsíčně</text:p>
            <text:p text:style-name="Standard">- úkolová odměna: až 10 000,-Kč měsíčně</text:p>
            <text:p text:style-name="Standard">- motivační bonus: odměna za 9. získaný mandát ve výši 10 000 Kč, za každý další mandát + 10 000 Kč za mandát</text:p>
            <text:p text:style-name="Standard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8" office:value-type="string">
            <text:p text:style-name="Standard"><text:span text:style-name="T1">Termín provedení</text:span>:</text:p>
          </table:table-cell>
          <table:table-cell table:style-name="Tabulka1.A8" office:value-type="string">
            <text:p text:style-name="Standard"><text:s/><text:span text:style-name="T4">od 16-12-2019 do</text:span> 16-10-2020</text:p>
          </table:table-cell>
        </table:table-row>
      </table:table>
      <text:p text:style-name="Standard"/>
      <text:p text:style-name="Standard"/>
      <text:p text:style-name="Standard">Vztah mezi smluvními stranami se dále řídí podmínkami zadavatele pro placené úkoly zveřejněnými na &lt;<text:a xlink:type="simple" xlink:href="https://www.pirati.cz/rules/ppu" text:style-name="ListLabel_20_5" text:visited-style-name="ListLabel_20_5"><text:span text:style-name="Internet_20_link"><text:span text:style-name="T5">https://www.pirati.cz/rules/ppu</text:span></text:span></text:a>&gt;, s nimiž se smluvní strany seznámily a zavazují se je dodržovat. Na důkaz seznámení se s podmínkami a uzavření smlouvy připojují smluvní strany své podpisy:</text:p>
      <text:p text:style-name="Standard"/>
      <text:p text:style-name="Standard"/>
      <table:table table:name="Tabulka2" table:style-name="Tabulka2">
        <table:table-column table:style-name="Tabulka2.A" table:number-columns-repeated="2"/>
        <table:table-row table:style-name="Tabulka2.1">
          <table:table-cell table:style-name="Tabulka2.A1" office:value-type="string">
            <text:p text:style-name="Standard">Zaměstnavatel:</text:p>
            <text:p text:style-name="Standard"/>
            <text:p text:style-name="Standard"/>
            <text:p text:style-name="Standard">________________________________</text:p>
            <text:p text:style-name="Standard">Česká pirátská strana</text:p>
            <text:p text:style-name="Standard">Pavel Kořízek, předseda KS MSK</text:p>
          </table:table-cell>
          <table:table-cell table:style-name="Tabulka2.A1" office:value-type="string">
            <text:p text:style-name="Standard">Zaměstnanec:</text:p>
            <text:p text:style-name="Standard"/>
            <text:p text:style-name="Standard"/>
            <text:p text:style-name="Standard">________________________________</text:p>
            <text:p text:style-name="Standard">Šárka Václavíková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bas Neue" svg:font-family="'Bebas Neue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Roboto Condensed" svg:font-family="'Roboto Condensed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Roboto Condensed1" svg:font-family="'Roboto Condensed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1pt" fo:language="cs" fo:country="CZ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fo:color="#000000" style:font-name="Roboto Condensed" fo:font-family="'Roboto Condensed'" style:font-family-generic="roman" style:font-pitch="variable" fo:font-size="11pt" fo:language="cs" fo:country="CZ" style:letter-kerning="false" style:font-name-asian="Times New Roman" style:font-family-asian="'Times New Roman'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text-align="center" style:justify-single-word="false" fo:keep-with-next="always"/>
      <style:text-properties style:font-name="Bebas Neue" fo:font-family="'Bebas Neue'" style:font-family-generic="roman" style:font-pitch="variable" fo:font-size="24pt" style:font-name-asian="DejaVu Sans Light" style:font-family-asian="'DejaVu Sans Light'" style:font-family-generic-asian="system" style:font-pitch-asian="variable" style:font-size-asian="2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.762cm" fo:margin-right="0cm" fo:text-indent="-0.762cm" style:auto-text-indent="fals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.762cm" fo:margin-right="0cm" fo:text-indent="-0.762cm" style:auto-text-indent="false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next-style-name="List_20_Contents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left="0.762cm" fo:margin-right="0cm" fo:margin-top="0.7cm" fo:margin-bottom="0.3cm" loext:contextual-spacing="false" fo:text-indent="-0.762cm" style:auto-text-indent="false"/>
      <style:text-properties fo:font-size="11pt" fo:font-weight="bold" style:font-size-asian="11pt" style:font-weight-asian="bold" style:font-size-complex="10.5pt"/>
    </style:style>
    <style:style style:name="List_20_Bullet_20_4" style:display-name="List Bullet 4" style:family="paragraph" style:parent-style-name="List" style:default-outline-level="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default-outline-level="" style:class="chapter"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Záhlaví_20_Char" style:display-name="Záhlaví Char" style:family="text" style:parent-style-name="Default_20_Paragraph_20_Font">
      <style:text-properties fo:color="#000000" style:font-name="Liberation Sans" fo:font-family="'Liberation Sans', 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ListLabel_20_1" style:display-name="ListLabel 1" style:family="text">
      <style:text-properties style:font-name="Liberation Sans1" fo:font-family="'Liberation Sans'" style:font-family-generic="roman" style:font-pitch="variable" style:font-name-complex="Liberation Sans2" style:font-family-complex="'Liberation Sans'" style:font-family-generic-complex="system" style:font-pitch-complex="variable"/>
    </style:style>
    <style:style style:name="ListLabel_20_2" style:display-name="ListLabel 2" style:family="text">
      <style:text-properties fo:color="#1155cc" fo:font-size="10pt" style:font-size-asian="10pt" style:font-name-complex="Liberation Sans2" style:font-family-complex="'Liberation Sans'" style:font-family-generic-complex="system" style:font-pitch-complex="variable"/>
    </style:style>
    <style:style style:name="ListLabel_20_3" style:display-name="ListLabel 3" style:family="text">
      <style:text-properties style:font-name="Liberation Sans1" fo:font-family="'Liberation Sans'" style:font-family-generic="roman" style:font-pitch="variable" style:font-name-complex="Liberation Sans2" style:font-family-complex="'Liberation Sans'" style:font-family-generic-complex="system" style:font-pitch-complex="variable"/>
    </style:style>
    <style:style style:name="ListLabel_20_4" style:display-name="ListLabel 4" style:family="text">
      <style:text-properties fo:color="#1155cc" fo:font-size="10pt" style:font-size-asian="10pt" style:font-name-complex="Liberation Sans2" style:font-family-complex="'Liberation Sans'" style:font-family-generic-complex="system" style:font-pitch-complex="variable"/>
    </style:style>
    <style:style style:name="ListLabel_20_5" style:display-name="ListLabel 5" style:family="text">
      <style:text-properties style:font-name="Liberation Sans1" fo:font-family="'Liberation Sans'" style:font-family-generic="roman" style:font-pitch="variable" style:font-name-complex="Liberation Sans2" style:font-family-complex="'Liberation Sans'" style:font-family-generic-complex="system" style:font-pitch-complex="variable"/>
    </style:style>
    <style:style style:name="ListLabel_20_6" style:display-name="ListLabel 6" style:family="text">
      <style:text-properties fo:color="#1155cc" fo:font-size="10pt" style:font-size-asian="10pt" style:font-name-complex="Liberation Sans2" style:font-family-complex="'Liberation San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Text_20_body">
      <style:paragraph-properties fo:margin-top="0cm" fo:margin-bottom="0cm" loext:contextual-spacing="false"/>
    </style:style>
    <style:style style:name="MP3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MT1" style:family="text">
      <style:text-properties fo:font-size="10pt" style:font-size-asian="10pt" style:font-name-complex="Liberation Sans2"/>
    </style:style>
    <style:style style:name="MT2" style:family="text">
      <style:text-properties fo:color="#1155cc" fo:font-size="10pt" style:font-size-asian="10pt" style:font-name-complex="Liberation Sans2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Obrázek 1" text:anchor-type="char" svg:x="0.086cm" svg:y="0.4cm" svg:width="6.414cm" svg:height="1.812cm" draw:z-index="0"><draw:image xlink:href="Pictures/1000020100000640000001C40D0E0831B17699AE.png" xlink:type="simple" xlink:show="embed" xlink:actuate="onLoad" loext:mime-type="image/png"/></draw:frame></text:p>
        <text:p text:style-name="Header"/>
      </style:header>
      <style:footer>
        <text:p text:style-name="MP2"><text:span text:style-name="MT1">Česká pirátská strana • Na Moráni 360/3 128 00 Praha 2 <text:s/>• Doručovat do datové schránky b2i4r6j</text:span></text:p>
        <text:p text:style-name="MP3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ListLabel_20_6" text:visited-style-name="ListLabel_20_6"><text:span text:style-name="Internet_20_link"><text:span text:style-name="MT2">http://www.pirati.cz</text:span></text:span></text:a><text:span text:style-name="MT1"> • E-mail </text:span><text:a xlink:type="simple" xlink:href="mailto:info@pirati.cz" office:target-frame-name="_blank" xlink:show="new" text:style-name="ListLabel_20_6" text:visited-style-name="ListLabel_20_6"><text:span text:style-name="Internet_20_link"><text:span text:style-name="MT2">info@pirati.cz</text:span></text:span></text:a><text:span text:style-name="MT1"> • IČO 71339698</text:span></text:p>
        <text:p text:style-name="MP3"><text:span text:style-name="MT1">Transparentní účty: Zvláštní: 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8:22:00</meta:creation-date>
    <meta:initial-creator>Jakub Michálek</meta:initial-creator>
    <dc:language>cs-CZ</dc:language>
    <meta:print-date>2019-06-03T04:58:00</meta:print-date>
    <dc:date>2019-12-17T09:44:33</dc:date>
    <meta:editing-cycles>7</meta:editing-cycles>
    <meta:editing-duration>PT10M</meta:editing-duration>
    <meta:generator>LibreOffice/6.2.4.2$Windows_X86_64 LibreOffice_project/2412653d852ce75f65fbfa83fb7e7b669a126d64</meta:generator>
    <meta:document-statistic meta:table-count="2" meta:image-count="1" meta:object-count="0" meta:page-count="1" meta:paragraph-count="36" meta:word-count="216" meta:character-count="1564" meta:non-whitespace-character-count="13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Informace 1"/>
    <meta:user-defined meta:name="Informace 2" meta:value-type="string"/>
    <meta:user-defined meta:name="Informace 3" meta:value-type="string"/>
    <meta:user-defined meta:name="Informace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2015625216</meta:user-defined>
    <meta:template xlink:type="simple" xlink:actuate="onRequest" xlink:title="Normal" xlink:href=""/>
  </office:meta>
</office:document-meta>
</file>